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834" officeooo:paragraph-rsid="00151834"/>
    </style:style>
    <style:style style:name="P2" style:family="paragraph" style:parent-style-name="Standard">
      <style:text-properties officeooo:rsid="00151834" officeooo:paragraph-rsid="00151834"/>
    </style:style>
    <style:style style:name="P3" style:family="paragraph" style:parent-style-name="Standard">
      <style:text-properties officeooo:rsid="000fca9f" officeooo:paragraph-rsid="0016ca3e"/>
    </style:style>
    <style:style style:name="T1" style:family="text">
      <style:text-properties officeooo:rsid="0011b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CI <text:span text:style-name="T1">model for corporate etiquettes</text:span> --&gt; External Appearence, Connect, Internal Values</text:p>
      <text:p text:style-name="P1"/>
      <text:p text:style-name="P1">Corporate Etiquettes:</text:p>
      <text:p text:style-name="P1">- Looking like professional , Acting like professional, Being a professional</text:p>
      <text:p text:style-name="P1"><text:tab/>1. Attire</text:p>
      <text:p text:style-name="P1"><text:tab/>2. Body Language</text:p>
      <text:p text:style-name="P1"><text:tab/>3. Integrity --&gt; Internal, External, Image</text:p>
      <text:p text:style-name="P1"><text:tab/>4. Empathy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0:44:17.549747824</meta:creation-date>
    <meta:generator>LibreOffice/7.3.7.2$Linux_X86_64 LibreOffice_project/30$Build-2</meta:generator>
    <dc:date>2025-12-18T20:48:03.442579182</dc:date>
    <meta:editing-duration>PT7M29S</meta:editing-duration>
    <meta:editing-cycles>2</meta:editing-cycles>
    <meta:document-statistic meta:table-count="0" meta:image-count="0" meta:object-count="0" meta:page-count="1" meta:paragraph-count="8" meta:word-count="39" meta:character-count="263" meta:non-whitespace-character-count="228"/>
  </office:meta>
</office:document-meta>
</file>